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font-weight="bold" style:font-size-asian="10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cutando-se pena privativa de liberdade em regime fechado, dada a recente regressão em caráter definitivo (ev. 31), requereu o apenado, através de advogada, prisão domiciliar, alegando ter sido submetido a cirurgia de alta complexidade, necessária para a sua total recuperação, face aos exames e procedimentos médicos não disponibilizados no interior da unidade prisional, tendo a medica atestado que somente lhe dará alta hospitalar se pudesse ser acompanhado pelo serviço de acompanhamento domiciliar (SAD), diário, mas sem delimitar o período, o que lhe foi deferido até 22/02/2019 (ev. 55).</text:p>
      <text:p text:style-name="P1">Nos evs. 64 e 72 requereu prorrogação da prisão domiciliar, haja vista necessitar de se submeter à fisioterapia por 10 sessões, no que acostou atestado médico e declaração do fisioterapeuta, o que lhe foi indeferido e determinado o retorno do ao presídio em três dias (ev. 74).</text:p>
      <text:p text:style-name="P1">Interveio no feito o Ministério Público opinando pelo indeferimento (ev. 94).</text:p>
      <text:p text:style-name="P1">Relatados.</text:p>
      <text:p text:style-name="P1">Verifico do relatório de monitoração (ev. 72.2) que o apenado, em uso de monitoramento restrito, por estar em regime fechado, deslocou-se da sua residência em distância média de 3,5 quilômetros, a pé e no dia 15/02, por 42,59 quilômetros (da sua residência ao hospital Santa Catarina). Nos dias anteriores, o apenado se deslocou da sua residência e andou pelas redondezas, entre as ruas Indomar e Arco-Íris.</text:p>
      <text:p text:style-name="P1">Dessarte, observo que com autorização para saídas específicas, o apenado desatendeu todos os dias ao determinado na decisão que lhe concedeu prisão domiciliar provisória por doença grave, ao menos, à exceção dos dias em que comprovou ter ido ao posto de saúde.</text:p>
      <text:p text:style-name="P1">Neste pórtico, um apenado com um quadro descrito inicialmente como grave, jamais deveria estar se deslocando a pé em torno da sua residência, como bem demonstrou o relatório acostado no ev. 72.2.</text:p>
      <text:p text:style-name="P1">Ademais, não demonstrou que a obrigatoriedade da realização da fisioterapia.</text:p>
      <text:p text:style-name="P1"><text:span text:style-name="T1">Isto posto, indefiro o pedido de prorrogação da prisão domiciliar e </text:span><text:span text:style-name="T2">mando expedir mandado de prisão, caso</text:span></text:p>
      <text:p text:style-name="P1">não tenha ele retornado ao cumprimento da pena no prazo determinado na decisão do ev. 74.</text:p>
      <text:p text:style-name="P1">P.R.I. Cópia desta decisão servirá como ofício dando ciência ao estabelecimento prisional de seus termos, que</text:p>
      <text:p text:style-name="P1">deverá informar sobre o retorno do apenado ao cumprimento da p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22:08.365000000</meta:creation-date>
    <dc:date>2019-06-04T12:10:58.999000000</dc:date>
    <meta:editing-duration>PT18M5S</meta:editing-duration>
    <meta:editing-cycles>1</meta:editing-cycles>
    <meta:document-statistic meta:table-count="0" meta:image-count="0" meta:object-count="0" meta:page-count="1" meta:paragraph-count="12" meta:word-count="357" meta:character-count="2267" meta:non-whitespace-character-count="1922"/>
    <meta:generator>LibreOffice/6.0.3.2$Windows_X86_64 LibreOffice_project/8f48d515416608e3a835360314dac7e47fd0b821</meta:generator>
  </office:meta>
</office:document-meta>
</file>